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92.76pt" svg:height="621.67pt" svg:x="205.29pt" svg:y="9.78pt">
            <draw:object draw:notify-on-update-of-ranges="Sheet1.B1:Sheet1.B12 Sheet1.C1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1/201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01/20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7/02/20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/03/20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9/05/201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6/06/20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6/07/201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8/08/201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4/10/20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/02/201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1/03/20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4/04/2019</text:p>
          </table:table-cell>
          <table:table-cell office:value-type="float" office:value="81" calcext:value-type="float">
            <text:p>81</text:p>
          </table:table-cell>
        </table:table-row>
      </table:table>
      <table:named-expressions/>
      <table:database-ranges>
        <table:database-range table:name="__Anonymous_Sheet_DB__0" table:target-range-address="Sheet1.A1:Sheet1.C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2:11:53.428616575</meta:creation-date>
    <dc:date>2019-05-04T12:40:59.740972354</dc:date>
    <meta:editing-duration>PT6M35S</meta:editing-duration>
    <meta:editing-cycles>1</meta:editing-cycles>
    <meta:document-statistic meta:table-count="1" meta:cell-count="36" meta:object-count="1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063c9a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96eaec"/>
      <style:text-properties fo:color="#ffffff"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5" style:family="chart">
      <style:graphic-properties svg:stroke-color="#96eaec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ffff" draw:fill-color="#ffffff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96eaec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44cm" svg:height="21.932cm" xlink:href=".." xlink:type="simple" chart:class="chart:line" chart:style-name="ch1">
        <chart:plot-area chart:style-name="ch2" table:cell-range-address="Sheet1.B1:Sheet1.C12" chart:data-source-has-labels="column" svg:x="0.488cm" svg:y="0.438cm" svg:width="23.464cm" svg:height="21.056cm">
          <chartooo:coordinate-region svg:x="1.335cm" svg:y="0.637cm" svg:width="21.769cm" svg:height="20.21cm"/>
          <chart:axis chart:dimension="x" chart:name="primary-x" chart:style-name="ch3" chartooo:axis-type="auto">
            <chartooo:date-scale/>
            <chart:categories table:cell-range-address="Sheet1.B1:Sheet1.B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12" chart:class="chart:line">
            <chart:data-point chart:repeated="10"/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8/11/2017</text:p>
                <draw:g>
                  <svg:desc>Sheet1.B1:Sheet1.B12</svg:desc>
                </draw:g>
              </table:table-cell>
              <table:table-cell office:value-type="float" office:value="55">
                <text:p>55</text:p>
                <draw:g>
                  <svg:desc>Sheet1.C1:Sheet1.C12</svg:desc>
                </draw:g>
              </table:table-cell>
            </table:table-row>
            <table:table-row>
              <table:table-cell office:value-type="string">
                <text:p>30/01/20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/02/20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/03/20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/05/20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/06/20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/07/201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8/08/20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/10/20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/02/201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/03/20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/04/2019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